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inion Pro" svg:font-family="'Minion Pro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ANT:</text:p>
      <text:p text:style-name="Standard"/>
      <text:list xml:id="list33406616" text:style-name="L2">
        <text:list-item>
          <text:p text:style-name="P2">Mark up all text in the article using exclusively styles named “Mag *”. DO NOT USE any of the other styles. Styles are applied by double clicking the style name in the “Styles and Formatting” window. Paragraph styles are applied to the current paragraph – no selection necessary. Character styles apply only to the selected characters.</text:p>
        </text:list-item>
        <text:list-item>
          <text:p text:style-name="P2">DO NOT USE the toolbar buttons AT ALL (to change fonts, sizes, apply bullets or numbered lists, indents, colors etc). I recommend hiding the formatting toolbar altogether (View -&gt; Toolbars -&gt; Formatting). Let me know if the provided “Mag *” styles are not suitable for achieving a specific result.</text:p>
        </text:list-item>
        <text:list-item>
          <text:p text:style-name="P2">ALL content should be marked up with the appropriate styles.</text:p>
        </text:list-item>
        <text:list-item>
          <text:p text:style-name="P2">Do not separate paragraphs with 2 or more new-line characters for spacing purposes. Do not use 2 or more spaces at end of sentence or anywhere elese for purpose of spacing. Select View -&gt; Nonprinting Characters (Ctrl-F10) to understand better spacing.</text:p>
        </text:list-item>
        <text:list-item>
          <text:p text:style-name="P2">Install the latest stable version of OpenOffice (3.0.1), and send me each article as an OpenOffice document (.odt). Support graphics (screenshots, diagrams) should be in a subfolder named “images”.</text:p>
        </text:list-item>
      </text:list>
      <text:p text:style-name="Standard"/>
      <text:p text:style-name="Standard">WORKFLOW:</text:p>
      <text:p text:style-name="Standard"/>
      <text:list xml:id="list33356997" text:style-name="L1">
        <text:list-item>
          <text:p text:style-name="P1">Open this document in OpenOffice and keep it opened for reference throughout the rest of the process. <text:s/>Please read all of it first and get familiar with the process and all styles before moving forward.</text:p>
        </text:list-item>
        <text:list-item>
          <text:p text:style-name="P1">Save a copy of this document as “article name.odt” in a directory named “author name”. <text:s/>Create a subfolder named “images”. <text:s/>All next steps take place in this new document</text:p>
        </text:list-item>
        <text:list-item>
          <text:p text:style-name="P1">Open the “Styles and Formatting” window. <text:s/>Select “Custom Styles” in the drop down (towards the bottom of the window). <text:s/>ONLY the “Mag *” styles should be visible. <text:s/>On the top of that window, there are icons/tabs for toggling between character, paragraph, frame and other style types. <text:s/>If you see any Custom Styles other than ones starting with “Mag ”, delete them.</text:p>
        </text:list-item>
        <text:list-item>
          <text:p text:style-name="P1">Copy/paste all article content in the new document. <text:s/>Save the document. <text:s/>After pasting and saving, the list of custom styles may be updated. <text:s/><text:span text:style-name="T3">Go through all Custom Styles again and delete any styles other than “Mag *”.</text:span></text:p>
        </text:list-item>
        <text:list-item>
          <text:p text:style-name="P1">Select all content. <text:s/>Apply the “Mag Article - Body Text” paragraph style to everything.</text:p>
        </text:list-item>
        <text:list-item>
          <text:p text:style-name="P1">Go through each paragraph and apply the appropriate “<text:span text:style-name="T3">Mag *</text:span>” styles (both paragraph- and character-level styles) to all content.</text:p>
        </text:list-item>
        <text:list-item>
          <text:p text:style-name="P1">Spell check. <text:s/>Save.</text:p>
        </text:list-item>
      </text:list>
      <text:p text:style-name="Standard"/>
      <text:p text:style-name="Standard"/>
      <text:p text:style-name="Standard">STYLE BOOK:</text:p>
      <text:p text:style-name="Standard"/>
      <text:p text:style-name="Standard">Paragraph styles</text:p>
      <text:p text:style-name="Standard"/>
      <text:p text:style-name="Standard">------ Article title ------</text:p>
      <text:p text:style-name="Standard">Style name: <text:span text:style-name="T1">Mag Article - Title</text:span></text:p>
      <text:p text:style-name="Standard"/>
      <text:p text:style-name="Mag_20_Article_20_-_20_Title">AdHearsion</text:p>
      <text:p text:style-name="Standard"/>
      <text:p text:style-name="Standard"><text:soft-page-break/>------ Article author</text:p>
      <text:p text:style-name="Standard">Style name: <text:span text:style-name="T1">Mag Article - Author</text:span></text:p>
      <text:p text:style-name="Standard">This is for the by-line. <text:s/>Sample:</text:p>
      <text:p text:style-name="Standard"/>
      <text:p text:style-name="Mag_20_Article_20_-_20_Author">by Jason Goecke and Jay Phillips</text:p>
      <text:p text:style-name="Standard"/>
      <text:p text:style-name="Standard">------ Heading 2</text:p>
      <text:p text:style-name="Standard">Style name: <text:span text:style-name="T1">Mag Article - Heading 2</text:span></text:p>
      <text:p text:style-name="Standard">First level of heading within article (section titles). Sample:</text:p>
      <text:p text:style-name="Standard"/>
      <text:p text:style-name="Mag_20_Article_20_-_20_Heading_20_2">What is Adhearsion?</text:p>
      <text:p text:style-name="Standard"/>
      <text:p text:style-name="Standard">------ Heading 3</text:p>
      <text:p text:style-name="Standard">Style name: <text:span text:style-name="T1">Mag Article - Heading 3</text:span></text:p>
      <text:p text:style-name="Standard">Second level of heading within article (very few articles use this). Sample:</text:p>
      <text:p text:style-name="Standard"/>
      <text:p text:style-name="Mag_20_Article_20_-_20_Heading_20_3">Hello, World!</text:p>
      <text:p text:style-name="Standard"/>
      <text:p text:style-name="Standard">------ Body text</text:p>
      <text:p text:style-name="Standard">Style name: <text:span text:style-name="T1">Mag Article - Body Text</text:span></text:p>
      <text:p text:style-name="Standard">The body of the article uses this paragraph style. Sample:</text:p>
      <text:p text:style-name="Standard"/>
      <text:p text:style-name="Mag_20_Article_20_-_20_Body_20_Text">Telephony development has significant issues today. It tends to be fragmented, arduous, and requires a steep learning curve of understanding proprietary protocols, jargon and limited APIs...</text:p>
      <text:p text:style-name="Standard"/>
      <text:p text:style-name="Standard">------ Bulleted list</text:p>
      <text:p text:style-name="Standard">Style name: <text:span text:style-name="T1">Mag Article - Bulleted List</text:span></text:p>
      <text:p text:style-name="Standard">Bulleted list within the article body. Apply this style instead of clicking the “Bullets” icon on the toolbar. Sample:</text:p>
      <text:p text:style-name="Standard"/>
      <text:list xml:id="list33354037" text:style-name="List_20_1">
        <text:list-item>
          <text:p text:style-name="Mag_20_Article_20_-_20_Bulleted_20_List">A corporate bank account</text:p>
        </text:list-item>
        <text:list-item>
          <text:p text:style-name="Mag_20_Article_20_-_20_Bulleted_20_List">Merchant account</text:p>
        </text:list-item>
        <text:list-item>
          <text:p text:style-name="Mag_20_Article_20_-_20_Bulleted_20_List">Gateway account</text:p>
        </text:list-item>
      </text:list>
      <text:p text:style-name="Standard"/>
      <text:p text:style-name="Standard">------ Numbered list</text:p>
      <text:p text:style-name="Standard">Style name: <text:span text:style-name="T1">Mag Article - Numbered List</text:span></text:p>
      <text:p text:style-name="Standard">Numbered list within the article body. Apply this style instead of clicking the “Numbering” icon on the toolbar. Sample:</text:p>
      <text:p text:style-name="Standard"/>
      <text:list xml:id="list33337076" text:style-name="Numbering_20_1">
        <text:list-item>
          <text:p text:style-name="Mag_20_Article_20_-_20_Numbered_20_List">Composition vs inheritance</text:p>
        </text:list-item>
        <text:list-item>
          <text:p text:style-name="Mag_20_Article_20_-_20_Numbered_20_List">What delegation is, and why it's used.</text:p>
        </text:list-item>
      </text:list>
      <text:p text:style-name="Standard"/>
      <text:p text:style-name="Standard">------ Code</text:p>
      <text:p text:style-name="Standard">Style name: <text:span text:style-name="T1">Mag Article - Code Section</text:span></text:p>
      <text:p text:style-name="Standard">Apply this style to one or more lines of code, command lines, program output or configuration settings. Sample:</text:p>
      <text:p text:style-name="Standard"/>
      <text:p text:style-name="Mag_20_Article_20_-_20_Code_20_Section">config.enable_rails :path =&gt; 'gui', :env =&gt; :development</text:p>
      <text:p text:style-name="Standard"/>
      <text:p text:style-name="Standard"><text:soft-page-break/>------ Resources</text:p>
      <text:p text:style-name="Standard">Style name: <text:span text:style-name="T1">Mag Article - Resources</text:span></text:p>
      <text:p text:style-name="Standard">Content of the “Resources” sidebar. Don't forget to apply the URL character styles as well. Sample:</text:p>
      <text:p text:style-name="Standard"/>
      <text:p text:style-name="Mag_20_Article_20_-_20_Resources"><text:span text:style-name="Mag_20_-_20_URL">http://www.activemerchant.org/</text:span></text:p>
      <text:p text:style-name="Mag_20_Article_20_-_20_Resources"><text:span text:style-name="Mag_20_-_20_URL">http://railskits.com/saas/</text:span></text:p>
      <text:p text:style-name="Standard"/>
      <text:p text:style-name="Standard">------ Sidebar heading</text:p>
      <text:p text:style-name="Standard">Style name: <text:span text:style-name="T1">Mag Article - Sidebar Heading</text:span></text:p>
      <text:p text:style-name="Standard">Heading for sidebars (rarely used). Sample:</text:p>
      <text:p text:style-name="Standard"/>
      <text:p text:style-name="Mag_20_Article_20_-_20_Sidebar_20_Heading">What is Asterisk?</text:p>
      <text:p text:style-name="Standard"/>
      <text:p text:style-name="Standard">------ Sidebar content</text:p>
      <text:p text:style-name="Standard">Style name: <text:span text:style-name="T1">Mag Article - Sidebar Content</text:span></text:p>
      <text:p text:style-name="Standard">Body text for sidebars (rarely used). Sample:</text:p>
      <text:p text:style-name="Standard"/>
      <text:p text:style-name="Mag_20_Article_20_-_20_Sidebar_20_Content">Asterisk is an open-source telephony engine and toolkit...</text:p>
      <text:p text:style-name="Standard"/>
      <text:p text:style-name="Standard">------ Author profile</text:p>
      <text:p text:style-name="Standard">Style name: <text:span text:style-name="T1">Mag Author Profile - Content</text:span></text:p>
      <text:p text:style-name="Standard">Used for author/artist profile sidebar. <text:s/>Don't forget to apply the “<text:span text:style-name="T2">Mag Author Profile - Name” character style to the first appearance of the contributor name in this section.</text:span></text:p>
      <text:p text:style-name="Standard"/>
      <text:p text:style-name="Mag_20_Author_20_Profile_20_-_20_Content"><text:span text:style-name="Mag_20_Author_20_Profile_20_-_20_Name">Jay Phillips</text:span> has the interesting position of being a Ruby programmer and telephony hacker...</text:p>
      <text:p text:style-name="Standard"/>
      <text:p text:style-name="Standard"/>
      <text:p text:style-name="Standard"/>
      <text:p text:style-name="Standard"/>
      <text:p text:style-name="Standard"/>
      <text:p text:style-name="Standard">Character styles</text:p>
      <text:p text:style-name="Standard"/>
      <text:p text:style-name="Standard">------ URL</text:p>
      <text:p text:style-name="Standard">Style name: <text:span text:style-name="T1">Mag - URL</text:span></text:p>
      <text:p text:style-name="Standard">Use this for hyperlinks (Internet addresses, emails, twitter etc). <text:s/>Samples:</text:p>
      <text:p text:style-name="Standard"/>
      <text:p text:style-name="Mag_20_Article_20_-_20_Body_20_Text"><text:span text:style-name="Mag_20_-_20_URL">your_username@sandbox.adhearsion.com</text:span></text:p>
      <text:p text:style-name="Standard"/>
      <text:p text:style-name="Mag_20_Article_20_-_20_Body_20_Text">...we recommend using Gizmo5 (<text:span text:style-name="Mag_20_-_20_URL">http://www.gizmo5.com</text:span>) since it does a good job...</text:p>
      <text:p text:style-name="Standard"/>
      <text:p text:style-name="Standard">------ Code</text:p>
      <text:p text:style-name="Standard">Style name: <text:span text:style-name="T1">Mag - Code</text:span></text:p>
      <text:p text:style-name="Standard">Use this for code (Ruby, JavaScript, ...), command lines, file names, configuration settings, class names, method names, variable names etc. <text:s/>If all the text on a line is code (or command lines), apply the “Code Section” paragraph style instead. Samples:</text:p>
      <text:p text:style-name="Standard"/>
      <text:p text:style-name="Mag_20_Article_20_-_20_Body_20_Text">...from within your <text:span text:style-name="Mag_20_-_20_Code">my_first_app</text:span> directory...</text:p>
      <text:p text:style-name="Mag_20_Article_20_-_20_Body_20_Text"/>
      <text:p text:style-name="Mag_20_Article_20_-_20_Body_20_Text">...you should then edit the <text:span text:style-name="Mag_20_-_20_Code">~/my_first_app/components/sandbox/sandbox.yml</text:span> file and enter your credentials...</text:p>
      <text:p text:style-name="Mag_20_Article_20_-_20_Body_20_Text"/>
      <text:p text:style-name="Mag_20_Article_20_-_20_Body_20_Text"><text:soft-page-break/>...where <text:span text:style-name="Mag_20_-_20_Code">:play</text:span> represents the audio file to ask the question, <text:span text:style-name="Mag_20_-_20_Code">:timeout</text:span> is the amount of time...</text:p>
      <text:p text:style-name="Standard"/>
      <text:p text:style-name="Standard">------ Author name in author profile</text:p>
      <text:p text:style-name="Standard">Style name: <text:span text:style-name="T1">Mag Author Profile - Name</text:span></text:p>
      <text:p text:style-name="Standard"/>
      <text:p text:style-name="Mag_20_Author_20_Profile_20_-_20_Content"><text:span text:style-name="Mag_20_Author_20_Profile_20_-_20_Name">Jay Phillips</text:span> has the interesting position of being a Ruby programmer and telephony hacker...</text:p>
      <text:p text:style-name="Standard"/>
      <text:p text:style-name="Standard"/>
      <text:p text:style-name="Standard"/>
      <text:p text:style-name="Standard"/>
      <text:p text:style-name="Standard"/>
      <text:p text:style-name="Standard">Frame styles</text:p>
      <text:p text:style-name="Standard"/>
      <text:p text:style-name="Standard">------ Graphics</text:p>
      <text:p text:style-name="Standard">Style name: <text:span text:style-name="T1">N/A</text:span></text:p>
      <text:p text:style-name="Standard"/>
      <text:p text:style-name="Standard">Do not insert graphics directly in the document. <text:s/>All article support images should be in a subfolder named “images”. <text:s/>In the document, just insert a marker in the appropriate place like this:</text:p>
      <text:p text:style-name="Standard"/>
      <text:p text:style-name="Standard">[[IMAGE: images/file_name.jpg]]</text:p>
      <text:p text:style-name="Standard"/>
      <text:p text:style-name="Standard"/>
      <text:p text:style-name="Standard"/>
      <text:p text:style-name="Standard"/>
      <text:p text:style-name="Standard"/>
      <text:p text:style-name="Standard">ADDITIONAL GUIDELINES:</text:p>
      <text:p text:style-name="Standard"/>
      <text:p text:style-name="Standard">The following are TBD – I'm just capturing them here so I don't forget about these, don't worry about these for now.</text:p>
      <text:p text:style-name="Standard"/>
      <text:p text:style-name="Standard">Typographer's quotes</text:p>
      <text:p text:style-name="Standard">Fractions</text:p>
      <text:p text:style-name="Standard">Ligatures</text:p>
      <text:p text:style-name="Standard"/>
      <text:p text:style-name="Standard">Proper capitalization of product names, Ruby vs ruby, JRuby (careful with auto-correct for JRuby! Etc</text:p>
      <text:p text:style-name="Standard"/>
      <text:p text:style-name="Standard">Spell-check (possibly in more than one program)</text:p>
      <text:p text:style-name="Standard"/>
      <text:p text:style-name="Standard">Tables</text:p>
      <text:p text:style-name="Standard"/>
      <text:p text:style-name="Standard">Footer notes</text:p>
      <text:p text:style-name="Standard"/>
      <text:p text:style-name="Standard">Show invisi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nion Pro" svg:font-family="'Minion Pro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b_No_20_Paragraph_20_Style_5d_" style:display-name="[No Paragraph Style]" style:family="paragraph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position="0% 100%" style:font-name="Times New Roman1" fo:font-size="12pt" fo:letter-spacing="normal" fo:language="en" fo:country="US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g_20_Article_20_-_20_Body_20_Text" style:display-name="Mag Article - Body Text" style:family="paragraph" style:parent-style-name="Standard">
      <style:text-properties fo:font-size="10.5pt"/>
    </style:style>
    <style:style style:name="Mag_20_Article_20_-_20_Title" style:display-name="Mag Article - Title" style:family="paragraph" style:parent-style-name="Mag_20_Article_20_-_20_Body_20_Text" style:next-style-name="Mag_20_Article_20_-_20_Author">
      <style:text-properties fo:color="#800000" fo:font-size="24pt"/>
    </style:style>
    <style:style style:name="Mag_20_Article_20_-_20_Author" style:display-name="Mag Article - Author" style:family="paragraph" style:parent-style-name="Mag_20_Article_20_-_20_Title" style:next-style-name="Mag_20_Article_20_-_20_Body_20_Text">
      <style:text-properties fo:font-size="16pt"/>
    </style:style>
    <style:style style:name="Mag_20_Article_20_-_20_Heading_20_2" style:display-name="Mag Article - Heading 2" style:family="paragraph" style:parent-style-name="Mag_20_Article_20_-_20_Body_20_Text" style:next-style-name="Mag_20_Article_20_-_20_Body_20_Text">
      <style:text-properties fo:font-size="14pt" fo:font-weight="bold"/>
    </style:style>
    <style:style style:name="Mag_20_Article_20_-_20_Heading_20_3" style:display-name="Mag Article - Heading 3" style:family="paragraph" style:parent-style-name="Mag_20_Article_20_-_20_Heading_20_2" style:next-style-name="Mag_20_Article_20_-_20_Body_20_Text">
      <style:text-properties fo:font-size="12pt"/>
    </style:style>
    <style:style style:name="Mag_20_Article_20_-_20_Bulleted_20_List" style:display-name="Mag Article - Bulleted List" style:family="paragraph" style:parent-style-name="Mag_20_Article_20_-_20_Body_20_Text" style:list-style-name="List_20_1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0.5pt"/>
    </style:style>
    <style:style style:name="Mag_20_Article_20_-_20_Numbered_20_List" style:display-name="Mag Article - Numbered List" style:family="paragraph" style:parent-style-name="Mag_20_Article_20_-_20_Body_20_Text" style:list-style-name="Numbering_20_1"/>
    <style:style style:name="Mag_20_Article_20_-_20_Code_20_Section" style:display-name="Mag Article - Code Section" style:family="paragraph" style:parent-style-name="Mag_20_Article_20_-_20_Body_20_Text" style:master-page-name="">
      <style:paragraph-properties style:page-number="auto"/>
      <style:text-properties style:font-name="Courier New" fo:font-size="9pt" style:text-scale="90%"/>
    </style:style>
    <style:style style:name="Mag_20_Article_20_-_20_Resources" style:display-name="Mag Article - Resources" style:family="paragraph" style:parent-style-name="Mag_20_Article_20_-_20_Sidebar_20_Content">
      <style:paragraph-properties fo:margin-left="1cm" fo:margin-right="0cm" fo:text-indent="0cm" style:auto-text-indent="false"/>
      <style:text-properties fo:font-size="10.5pt"/>
    </style:style>
    <style:style style:name="Mag_20_Article_20_-_20_Sidebar_20_Content" style:display-name="Mag Article - Sidebar Content" style:family="paragraph" style:parent-style-name="Mag_20_Article_20_-_20_Body_20_Text">
      <style:paragraph-properties fo:margin-left="1cm" fo:margin-right="0cm" fo:text-indent="0cm" style:auto-text-indent="false"/>
    </style:style>
    <style:style style:name="Mag_20_Article_20_-_20_Sidebar_20_Heading" style:display-name="Mag Article - Sidebar Heading" style:family="paragraph" style:parent-style-name="Mag_20_Article_20_-_20_Sidebar_20_Content" style:next-style-name="Mag_20_Article_20_-_20_Sidebar_20_Content">
      <style:text-properties fo:font-size="12pt" fo:font-weight="bold"/>
    </style:style>
    <style:style style:name="Mag_20_Author_20_Profile_20_-_20_Content" style:display-name="Mag Author Profile - Content" style:family="paragraph" style:parent-style-name="Mag_20_Article_20_-_20_Sidebar_20_Content">
      <style:paragraph-properties fo:background-color="#e6e6e6">
        <style:background-image/>
      </style:paragraph-properties>
    </style:style>
    <style:style style:name="_5b_Basic_20_Paragraph_5d_" style:display-name="[Basic Paragraph]" style:family="paragraph" style:parent-style-name="_5b_No_20_Paragraph_20_Style_5d_">
      <style:paragraph-properties fo:margin-left="0cm" fo:margin-right="0cm" fo:margin-top="0.254cm" fo:margin-bottom="0cm" fo:text-indent="0.508cm" style:auto-text-indent="false"/>
      <style:text-properties style:font-name="Minion Pro" fo:font-size="10pt" style:font-name-asian="Minion Pro" style:font-size-asian="10pt" style:font-name-complex="Minion Pr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Mag_20_-_20_Code" style:display-name="Mag - Code" style:family="text">
      <style:text-properties style:font-name="Courier New" fo:font-size="9pt" fo:background-color="transparent" style:text-scale="90%"/>
    </style:style>
    <style:style style:name="Mag_20_Author_20_Profile_20_-_20_Name" style:display-name="Mag Author Profile - Name" style:family="text">
      <style:text-properties fo:color="#800000" fo:font-size="10.5pt" fo:font-weight="bold" fo:background-color="transparent"/>
    </style:style>
    <style:style style:name="Mag_20_-_20_URL" style:display-name="Mag - URL" style:family="text">
      <style:text-properties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mpiu Metiu</meta:initial-creator>
    <meta:creation-date>2009-04-26T09:25:38</meta:creation-date>
    <dc:date>2009-04-26T13:40:22.78</dc:date>
    <dc:creator>Olimpiu Metiu</dc:creator>
    <meta:editing-duration>PT03H16M58S</meta:editing-duration>
    <meta:editing-cycles>71</meta:editing-cycles>
    <meta:generator>OpenOffice.org/3.0$Win32 OpenOffice.org_project/300m15$Build-9379</meta:generator>
    <dc:subject>Style book and template</dc:subject>
    <dc:title>Rails Magazine Article Template</dc:title>
    <meta:document-statistic meta:table-count="0" meta:image-count="0" meta:object-count="0" meta:page-count="4" meta:paragraph-count="97" meta:word-count="1013" meta:character-count="6228"/>
    <meta:user-defined meta:name="Author">Olimpiu Metiu</meta:user-defined>
    <meta:user-defined meta:name="Info 2"/>
    <meta:user-defined meta:name="Info 3"/>
    <meta:user-defined meta:name="Info 4"/>
  </office:meta>
</office:document-meta>
</file>